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28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30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officeooo:rsid="00379720" officeooo:paragraph-rsid="00379720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fo:color="#9cdcfe"/>
    </style:style>
    <style:style style:name="T19" style:family="text">
      <style:text-properties fo:color="#9cdcfe" style:text-underline-style="none"/>
    </style:style>
    <style:style style:name="T20" style:family="text">
      <style:text-properties fo:color="#9cdcfe" style:font-name="Times New Roman" fo:font-size="12pt" fo:language="es" fo:country="VE" fo:font-weight="bold" fo:background-color="#1e1e1e" loext:char-shading-value="0" style:font-name-asian="Courier New1" style:font-size-asian="12pt" style:font-weight-asian="bold" style:font-weight-complex="bold"/>
    </style:style>
    <style:style style:name="T21" style:family="text">
      <style:text-properties fo:color="#9cdcfe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22" style:family="text">
      <style:text-properties fo:color="#9cdcfe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23" style:family="text">
      <style:text-properties officeooo:rsid="00133933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background-color="transparent" loext:char-shading-value="0"/>
    </style:style>
    <style:style style:name="T26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7" style:family="text">
      <style:text-properties fo:font-weight="bold" officeooo:rsid="001b1cc2" style:font-weight-asian="bold" style:font-weight-complex="bold"/>
    </style:style>
    <style:style style:name="T28" style:family="text">
      <style:text-properties fo:font-weight="bold" officeooo:rsid="001d21fc" style:font-weight-asian="bold" style:font-weight-complex="bold"/>
    </style:style>
    <style:style style:name="T29" style:family="text">
      <style:text-properties officeooo:rsid="0017a2a9"/>
    </style:style>
    <style:style style:name="T30" style:family="text">
      <style:text-properties officeooo:rsid="001815e3"/>
    </style:style>
    <style:style style:name="T31" style:family="text">
      <style:text-properties officeooo:rsid="001b1cc2"/>
    </style:style>
    <style:style style:name="T32" style:family="text">
      <style:text-properties officeooo:rsid="001b9f48"/>
    </style:style>
    <style:style style:name="T33" style:family="text">
      <style:text-properties officeooo:rsid="001d1bd5"/>
    </style:style>
    <style:style style:name="T34" style:family="text">
      <style:text-properties officeooo:rsid="001d21fc"/>
    </style:style>
    <style:style style:name="T35" style:family="text">
      <style:text-properties officeooo:rsid="0021f091"/>
    </style:style>
    <style:style style:name="T36" style:family="text">
      <style:text-properties fo:color="#355269" fo:font-weight="bold" style:font-weight-asian="bold" style:font-weight-complex="bold"/>
    </style:style>
    <style:style style:name="T37" style:family="text">
      <style:text-properties fo:color="#355269" fo:font-weight="bold" officeooo:rsid="002d9247" style:font-weight-asian="bold" style:font-weight-complex="bold"/>
    </style:style>
    <style:style style:name="T38" style:family="text">
      <style:text-properties officeooo:rsid="002caffc"/>
    </style:style>
    <style:style style:name="T39" style:family="text">
      <style:text-properties officeooo:rsid="002d9247"/>
    </style:style>
    <style:style style:name="T40" style:family="text">
      <style:text-properties style:font-name="Times New Roman" fo:font-size="12pt" fo:language="es" fo:country="VE" style:font-name-asian="Courier New1" style:font-size-asian="12pt"/>
    </style:style>
    <style:style style:name="T41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2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3" style:family="text">
      <style:text-properties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4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5" style:family="text">
      <style:text-properties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6" style:family="text">
      <style:text-properties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7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8" style:family="text">
      <style:text-properties fo:color="#d4d4d4" style:font-name="Times New Roman" fo:font-size="12pt" fo:language="es" fo:country="VE" fo:font-weight="bold" fo:background-color="#1e1e1e" loext:char-shading-value="0" style:font-name-asian="Courier New1" style:font-size-asian="12pt" style:font-weight-asian="bold" style:font-weight-complex="bold"/>
    </style:style>
    <style:style style:name="T49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24"><text:tab/><text:tab/>res.json(notes);</text:p>
      <text:p text:style-name="P24"><text:s text:c="11"/>});</text:p>
      <text:p text:style-name="P24"/>
      <text:p text:style-name="P25">Quedé en el minuto 10:00</text:p>
      <text:p text:style-name="P25"/>
      <text:p text:style-name="P25">*<text:span text:style-name="T23">10:50 Deatil Api View</text:span></text:p>
      <text:p text:style-name="P29"/>
      <text:p text:style-name="P27"><text:span text:style-name="T24">req.params</text:span><text:span text:style-name="T25"> </text:span><text:span text:style-name="T26">Nos va a dar todos los parametros que están en nuestra id</text:span></text:p>
      <text:p text:style-name="P29"/>
      <text:p text:style-name="P32"><text:span text:style-name="T13">app</text:span><text:span text:style-name="T24">.</text:span><text:span text:style-name="T15">get</text:span><text:span text:style-name="T24">(</text:span><text:span text:style-name="T16">"/api/notes/:id"</text:span><text:span text:style-name="T24">, (</text:span><text:span text:style-name="T19">req</text:span><text:span text:style-name="T24">, </text:span><text:span text:style-name="T19">res</text:span><text:span text:style-name="T24">) </text:span><text:span text:style-name="T11">=&gt;</text:span><text:span text:style-name="T24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18">n</text:span>) <text:span text:style-name="T10">=&gt;</text:span> <text:span text:style-name="T18">n</text:span>.<text:span text:style-name="T18">_id</text:span> === <text:span text:style-name="T18">req</text:span>.<text:span text:style-name="T18">params</text:span>.<text:span text:style-name="T18">id</text:span>);</text:p>
      <text:p text:style-name="P31"><text:span text:style-name="T18">console</text:span>.<text:span text:style-name="T14">log</text:span>(<text:span text:style-name="T18">req</text:span>.<text:span text:style-name="T18">params</text:span>);</text:p>
      <text:p text:style-name="P31">});</text:p>
      <text:p text:style-name="P31"/>
      <text:p text:style-name="P31"/>
      <text:p text:style-name="P31"/>
      <text:p text:style-name="P28">* <text:span text:style-name="T29">13:50 → </text:span>.<text:span text:style-name="T29">env file (Explicación) </text:span><text:span text:style-name="T30">Secrete information about our aplication</text:span></text:p>
      <text:p text:style-name="P29"/>
      <text:p text:style-name="P19">* <text:span text:style-name="T31">14: 32 → Hay que instalar </text:span><text:span text:style-name="T27">npm i dotenv</text:span></text:p>
      <text:p text:style-name="P5"/>
      <text:p text:style-name="P5">* Edit<text:span text:style-name="T32"> . PORT = 5000</text:span></text:p>
      <text:p text:style-name="P5"/>
      <text:p text:style-name="P5"/>
      <text:p text:style-name="P7">Qued<text:span text:style-name="T33">é</text:span> 15:02 <text:s/><text:span text:style-name="T28">Instalación de nodemon</text:span></text:p>
      <text:p text:style-name="P6"/>
      <text:p text:style-name="P6"><text:span text:style-name="T34">Para Guardar cambios autom</text:span><text:span text:style-name="T35">á</text:span><text:span text:style-name="T34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6">.GIT </text:span>DEL FRONTEND POR QUE TENÍA CONFLICTOS CON EL <text:span text:style-name="T36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6">.gitignore</text:span> que tienes en sr<text:span text:style-name="T38">c</text:span> debes pasarlo al directorio principal <text:span text:style-name="T39">al lado de</text:span><text:span text:style-name="T37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30"/>
      <text:p text:style-name="P24"># dependencies</text:p>
      <text:p text:style-name="P33">/node_modules</text:p>
      <text:p text:style-name="P33">node_modules/</text:p>
      <text:p text:style-name="P33">frontend/node_modules/</text:p>
      <text:p text:style-name="P24">/.pnp</text:p>
      <text:p text:style-name="P24">.pnp.js</text:p>
      <text:p text:style-name="P30"/>
      <text:p text:style-name="P24"># testing</text:p>
      <text:p text:style-name="P24">/coverage</text:p>
      <text:p text:style-name="P30"/>
      <text:p text:style-name="P24"># production</text:p>
      <text:p text:style-name="P24">/build</text:p>
      <text:p text:style-name="P30"/>
      <text:p text:style-name="P24"># misc</text:p>
      <text:p text:style-name="P24">.DS_Store</text:p>
      <text:p text:style-name="P33">.env</text:p>
      <text:p text:style-name="P24">.env.local</text:p>
      <text:p text:style-name="P24">.env.development.local</text:p>
      <text:p text:style-name="P24">.env.test.local</text:p>
      <text:p text:style-name="P24">.env.production.local</text:p>
      <text:p text:style-name="P30"/>
      <text:p text:style-name="P24">npm-debug.log*</text:p>
      <text:p text:style-name="P24">yarn-debug.log*</text:p>
      <text:p text:style-name="P24">yarn-error.log*</text:p>
      <text:p text:style-name="P24"/>
      <text:p text:style-name="P26">* Hacer git init en el <text:span text:style-name="T36">root directory</text:span></text:p>
      <text:p text:style-name="P34"/>
      <text:p text:style-name="P34"/>
      <text:p text:style-name="P34"/>
      <text:p text:style-name="P34"/>
      <text:p text:style-name="P34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21"><text:span text:style-name="T8">VIDEO </text:span><text:span text:style-name="T9">7</text:span><text:span text:style-name="T8"> <text:s/></text:span><text:span text:style-name="T41">REACT ROUTER</text:span></text:p>
      <text:p text:style-name="P22"/>
      <text:p text:style-name="P23"><text:span text:style-name="T41">Q</text:span><text:span text:style-name="T40">uedé 1</text:span><text:span text:style-name="T42">7</text:span><text:span text:style-name="T40"> : </text:span><text:span text:style-name="T42">3</text:span><text:span text:style-name="T40">5</text:span></text:p>
      <text:p text:style-name="P36"/>
      <text:p text:style-name="P36"/>
      <text:p text:style-name="P37">VIDEO 8 CONNECTING BACKEND WITH FRONTEND</text:p>
      <text:p text:style-name="P37"/>
      <text:p text:style-name="P38"><text:span text:style-name="T40"><text:tab/>Al principio no podía por que faltaba la carpeta de notes que estaba en frontend y la necesitaba en backend , el no me lo recordó o debe ser que no la llamé apropiadamente desde el frontend.</text:span><text:span text:style-name="T47"> REVISA ESO </text:span></text:p>
      <text:p text:style-name="P38"><text:span text:style-name="T47"/></text:p>
      <text:p text:style-name="P40"><text:span text:style-name="T44">11:00 → Utiliza</text:span><text:span text:style-name="T49"> </text:span><text:span text:style-name="T50">"concurrently" </text:span><text:span text:style-name="T49">para correr todo al mismo timpo (back and frontend)</text:span></text:p>
      <text:p text:style-name="P39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2T18:24:17.666109493</dc:date>
    <meta:editing-duration>PT4H58M</meta:editing-duration>
    <meta:editing-cycles>46</meta:editing-cycles>
    <meta:generator>LibreOffice/6.4.2.2$Linux_X86_64 LibreOffice_project/40$Build-2</meta:generator>
    <meta:document-statistic meta:table-count="0" meta:image-count="0" meta:object-count="0" meta:page-count="3" meta:paragraph-count="65" meta:word-count="367" meta:character-count="2324" meta:non-whitespace-character-count="1989"/>
  </office:meta>
</office:document-meta>
</file>